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pdf" manifest:full-path="Pictures/9.pdf"/>
  <manifest:file-entry manifest:media-type="application/pdf" manifest:full-path="Pictures/8.pdf"/>
  <manifest:file-entry manifest:media-type="application/pdf" manifest:full-path="Pictures/7.pdf"/>
  <manifest:file-entry manifest:media-type="application/pdf" manifest:full-path="Pictures/6.pdf"/>
  <manifest:file-entry manifest:media-type="application/pdf" manifest:full-path="Pictures/5.pdf"/>
  <manifest:file-entry manifest:media-type="application/pdf" manifest:full-path="Pictures/4.pdf"/>
  <manifest:file-entry manifest:media-type="application/pdf" manifest:full-path="Pictures/3.pdf"/>
  <manifest:file-entry manifest:media-type="application/pdf" manifest:full-path="Pictures/2.pdf"/>
  <manifest:file-entry manifest:media-type="application/pdf" manifest:full-path="Pictures/1.pdf"/>
  <manifest:file-entry manifest:media-type="application/pdf" manifest:full-path="Pictures/0.pdf"/>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Text_20_body" style:list-style-name="L22">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potenziell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ersten Vorschlag des Autors wieder. Es ist vereinzelt Feedback eingeflossen (siehe "Mitwirkende").</text:p>
      <text:h text:style-name="Heading_20_2" text:outline-level="2">Überblick</text:h>
      <text:p text:style-name="First_20_paragraph">Der Entwurf umfasst im ersten Schritt die abstrakte Beschreibung eines Datenmodells.</text:p>
      <text:h text:style-name="Heading_20_3" text:outline-level="3">Noch nicht abgedeckt:</text:h>
      <text:list text:style-name="L1">
        <text:list-item>
          <text:p text:style-name="P1">Angaben von Personen zu Tätigkeiten (z.B. Auskunft nach § 17 Korruptionsbekämpfungsgesetz). Diese werden von mehreren Systemen geführt und ausgegeben.</text:p>
        </text:list-item>
        <text:list-item>
          <text:p text:style-name="P1">Änderungsdatum (bei allen Objekttypen relevant)</text:p>
        </text:list-item>
        <text:list-item>
          <text:p text:style-name="P1">Unterscheidung von Rollen bzw. Zuständigkeiten zwischen Drucksachen und Tagesordnungspunkten (z.B. federführende Beratung, konsultierende Beratung etc.)</text:p>
        </text:list-item>
      </text:list>
      <text:h text:style-name="Heading_20_2" text:outline-level="2">Nächste Schritte</text:h>
      <text:list text:style-name="L2">
        <text:list-item>
          <text:p text:style-name="P2">Bis Ende Mai 2012: Einsammeln von Feedback zum Entwurf des Datenmodells</text:p>
        </text:list-item>
        <text:list-item>
          <text:p text:style-name="P2">Anpassen des Entwurfs anhand von Feedback</text:p>
        </text:list-item>
        <text:list-item>
          <text:p text:style-name="P2">Erarbeitung eines Entwurfs für eine HTTP-basierte Schnittstelle zum lesenden Zugriff auf Daten. Darin soll beschrieben werden, wie über HTTP die zuvor beschriebenen Daten abgerufen werden sollen.</text:p>
        </text:list-item>
      </text:list>
      <text:h text:style-name="Heading_20_2" text:outline-level="2">Feedback</text:h>
      <text:p text:style-name="First_20_paragraph">Feedback wird dringend benötigt und ist daher herzlichst willkommen. Feedback kann auf den folgenden Wegen eingereicht werden:</text:p>
      <text:list text:style-name="L3">
        <text:list-item>
          <text:p text:style-name="P3">Als Pull Requests über Github, direkt am Quelltext</text:p>
        </text:list-item>
        <text:list-item>
          <text:p text:style-name="P3">Über Issues auf Github</text:p>
        </text:list-item>
        <text:list-item>
          <text:p text:style-name="P3">Per E-Mail</text:p>
        </text:list-item>
      </text:list>
      <text:h text:style-name="Heading_20_3" text:outline-level="3">Pull Requests über Github</text:h>
      <text:p text:style-name="First_20_paragraph">Dieses Dokument wird in folgendem Github-Repository gepflegt:</text:p>
      <text:p text:style-name="Text_20_body"><text:a xlink:type="simple" xlink:href="https://github.com/marians/open-ris-specs" office:name=""><text:span text:style-name="Definition">https://github.com/marians/open-ris-specs</text:span></text:a></text:p>
      <text:p text:style-name="Text_20_body">Der bevorzugte Feedback-Kanal für erfahrene Git- bzw. Github-Nutzer ist entsprechend die Mitwirkung direkt am Quelltext in Form von Pull-Requests. So können <text:span text:style-name="T1">Ergänzungen</text:span><text:span text:style-name="T2"> </text:span><text:span text:style-name="T3">und</text:span><text:span text:style-name="T4"> </text:span><text:span text:style-name="T5">Korrekturen</text:span> direkt in den Quelltext eingespielt werden.</text:p>
      <text:p text:style-name="Text_20_body">Ausführliche Anleitungen zur Arbeit mit Git/Github finden sich auf der Plattform selbst sowie an vielen Orten im Netz. Der allgemeine Ablauf ist wie folgt:</text:p>
      <text:list text:style-name="L4">
        <text:list-item>
          <text:p text:style-name="P4">Erzeugen Sie sich, sofern noch nicht geschehen, ein Benutzerkonto auf Github.</text:p>
        </text:list-item>
        <text:list-item>
          <text:p text:style-name="P4">Duplizieren (<text:span text:style-name="T6">forken</text:span>) Sie das oben genannte Repository</text:p>
        </text:list-item>
        <text:list-item>
          <text:p text:style-name="P4">Nehmen Sie die gewünschten Änderungen an Ihrem Repository vor. Committen Sie diese Änderungen möglichst kleinteilig.</text:p>
        </text:list-item>
        <text:list-item>
          <text:p text:style-name="P4">Senden Sie die gewünschten Commits als Pull Requests.</text:p>
        </text:list-item>
      </text:list>
      <text:p text:style-name="First_20_paragraph">Als Autor werde ich entscheiden, welche Pull Requests ich übernehme. Sie werden als Mitwirkender in diesem Dokument genannt. Wenn Sie mit einen Klarnamen unggf. Unternehmenszugehörigkeit genannt werden wollen, teilen Sie mir dies bitte per Mail an marian@sendung.de mit.</text:p>
      <text:h text:style-name="Heading_20_3" text:outline-level="3">Issues auf Github</text:h>
      <text:p text:style-name="First_20_paragraph">Wer nicht über Github am Quelltext mitwirken möchte, aber einen Github-Account sein eigen nennt (oder zu diesem Zweck anlegen möchte) und <text:span text:style-name="T7">öffentlich</text:span><text:span text:style-name="T8"> </text:span><text:span text:style-name="T9">kommentieren</text:span> möchte, der sollte das öffentliche Issue-Tracking-System unter</text:p>
      <text:p text:style-name="Text_20_body"><text:a xlink:type="simple" xlink:href="https://github.com/marians/open-ris-specs/issues" office:name=""><text:span text:style-name="Definition">https://github.com/marians/open-ris-specs/issues</text:span></text:a></text:p>
      <text:p text:style-name="Text_20_body">verwenden. Vorteil daran ist, dass auch andere die Einträge lesen und wiederum durch Kommentare ergänzen können. Zudem lässt sich der Bearbeitungsstatus eines Issue-Eintrags (offen, geschlossen) nachhalten.</text:p>
      <text:p text:style-name="Text_20_body">Bitte achten Sie auf diesem Weg darauf, Ihre Kommentare in möglichst kleine thematische Einheiten herunter zu brechen.</text:p>
      <text:h text:style-name="Heading_20_3" text:outline-level="3">Feedback per E-Mail</text:h>
      <text:p text:style-name="First_20_paragraph">Sollten Sie keinen der oben beschriebenen Wege beschreiten wollen, können Sie Anmerkungen zum Dokument per E-Mail an marian@sendung.de einsenden. Bitte verwenden Sie dabei den Begriff "open-ris-specs" im Betreff.</text:p>
      <text:p text:style-name="Text_20_body">Sollten Sie auf diesem Wege Anmerkungen direkt am/im Dokumententext übersenden wollen, nutzen Sie bitte falls möglich die Word- oder OpenOffice-Version dieses Dokuments und ändern Sie das Dokument so, dass Änderungen aufgezeichnet werden (OpenOffice: Bearbeiten &gt; Änderungen &gt; Aufzeichnen; Word: Ribbon "Überprüfen" &gt; Nachverfolgung &gt; Änderungen nachverfolgen).</text:p>
      <text:h text:style-name="Heading_20_2" text:outline-level="2">Mitwirkende</text:h>
      <text:p text:style-name="First_20_paragraph">Felix Ebert, Jan Erhardt</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jeweiligen Weboberflächen, feststellbare Eigenschaften. Dabei wird vereinzelt und beispielhaft auf die folgenden Systeme Bezug genommen:</text:p>
      <text:list text:style-name="L5">
        <text:list-item>
          <text:p text:style-name="P5">Stadt Köln [2] - Plattform: Somacos SessionNet [3]</text:p>
        </text:list-item>
        <text:list-item>
          <text:p text:style-name="P5">Bezirksverwaltung Berlin Mitte [4] - Plattform: ALLRIS [5]</text:p>
        </text:list-item>
        <text:list-item>
          <text:p text:style-name="P5">Stadt Rösrath [6] - Plattform der Firma PROVOX [7]</text:p>
        </text:list-item>
        <text:list-item>
          <text:p text:style-name="P5">Stadt Euskirchen [8] - Plattform: SD.NET RIM 4 [9]</text:p>
        </text:list-item>
        <text:list-item>
          <text:p text:style-name="P5">Stadt Bonn - BoRis [10]</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p text:style-name="Text_20_body">Eigenschaften werden aktuell deutschsprachig benannt. Es wird beabsichtigt, die Benennungen zu einem späteren Zeitpunkt im Entwurfsprozess gegen Eenglischsprachige Begriffe auszutauschen.</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Einige Systeme werden jedoch für mehrere Mandanten betrieben, wobei die Mandanten verschiedene Gebietskörperschaften repräsentieren (z.B. "Verbandsgemeinde Ulmen" und "Stadt Ulmen".)</text:p>
      <text:p text:style-name="Text_20_body"><draw:frame><draw:image xlink:href="Pictures/0.pdf"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6">
        <text:list-item>
          <text:p text:style-name="P6">Kompakte, einfache und einheitliche Schreibweise für jede Körperschaft.</text:p>
        </text:list-item>
        <text:list-item>
          <text:p text:style-name="P6">Der AGS wird von Behörden genutzt, ist anerkannt und auch in anderen Medien, z.B. der Wikipedia, verbreitet.</text:p>
        </text:list-item>
      </text:list>
      <text:p text:style-name="First_20_paragraph">Nachteil des AGS:</text:p>
      <text:list text:style-name="L7">
        <text:list-item>
          <text:p text:style-name="P7">Führende Nullen machen den Schlüssel fehleranfällig. Bestimmte Systeme wie z.B. Excel könnten den Inhalt als Zahlenwert erkennen und die führenden Nullen automatisch verwerfen.</text:p>
        </text:list-item>
        <text:list-item>
          <text:p text:style-name="P7">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8">
        <text:list-item>
          <text:p text:style-name="P8">Objekte vom Typ "Organisation" sind zwingend genau einer Gebietskörperschaft zugeordnet. So wird beispielseise eine SPD in Köln von einer SPD in Leverkusen unterschieden.</text:p>
        </text:list-item>
        <text:list-item>
          <text:p text:style-name="P8">Objekte vom Typ "Gremium" sind zwingend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draw:image xlink:href="Pictures/1.pdf" xlink:type="simple" xlink:show="embed" xlink:actuate="onLoad"/></draw:frame></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9">
        <text:list-item>
          <text:p text:style-name="P9">Objekte vom Typ "Person" referenzieren auf Gremien, um die Mitgliedschaft/Zugehörigkeit einer Person im/zum Gremium zu kennzeichnen.</text:p>
        </text:list-item>
        <text:list-item>
          <text:p text:style-name="P9">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p text:style-name="Text_20_body"><draw:frame><draw:image xlink:href="Pictures/2.pdf" xlink:type="simple" xlink:show="embed" xlink:actuate="onLoad"/></draw:frame></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0">Optional</text:span>. Akademische Titel wie "Dr." und "Prof. Dr."</text:p>
      <text:p text:style-name="Definition_20_Term_20_Tight">Geschlecht</text:p>
      <text:p text:style-name="Definition_20_Definition_20_Tight"><text:span text:style-name="T11">Optional</text:span>. Männlich/Weblich</text:p>
      <text:p text:style-name="Definition_20_Term_20_Tight">Beruf</text:p>
      <text:p text:style-name="Definition_20_Definition_20_Tight"><text:span text:style-name="T12">Optional</text:span>. Z.B. "Rechtsanwalt"</text:p>
      <text:p text:style-name="Definition_20_Term_20_Tight">Partei</text:p>
      <text:p text:style-name="Definition_20_Definition_20_Tight"><text:span text:style-name="T13">Optional</text:span>. Z.B. "Bündnis 90/Grüne"</text:p>
      <text:p text:style-name="Definition_20_Term_20_Tight">E-Mail-Adresse</text:p>
      <text:p text:style-name="Definition_20_Definition_20_Tight"><text:span text:style-name="T14">Optional</text:span>.</text:p>
      <text:p text:style-name="Definition_20_Term_20_Tight">Telefon</text:p>
      <text:p text:style-name="Definition_20_Definition_20_Tight"><text:span text:style-name="T15">Optional</text:span>.</text:p>
      <text:p text:style-name="Definition_20_Term_20_Tight">Fax</text:p>
      <text:p text:style-name="Definition_20_Definition_20_Tight"><text:span text:style-name="T16">Optional</text:span>.</text:p>
      <text:p text:style-name="Definition_20_Term_20_Tight">Anschrift</text:p>
      <text:p text:style-name="Definition_20_Definition_20_Tight"><text:span text:style-name="T17">Optional</text:span>. Straße und Hausnummer, Postleitzahl und Ort</text:p>
      <text:h text:style-name="Heading_20_4" text:outline-level="4">Anmerkungen</text:h>
      <text:list text:style-name="L10">
        <text:list-item>
          <text:p text:style-name="P10">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0">Das System PROVOX unterscheidet zwischen privaten und geschäftlichen Anschriften.</text:p>
        </text:list-item>
      </text:list>
      <text:h text:style-name="Heading_20_3" text:outline-level="3">Beziehungen</text:h>
      <text:list text:style-name="L11">
        <text:list-item>
          <text:p text:style-name="P11">Objekte vom Typ "Person" können einer Organisation, z.B. einer Fraktion, zugeornet werden. Diese Beziehung ist datiert.</text:p>
        </text:list-item>
        <text:list-item>
          <text:p text:style-name="P11">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p text:style-name="Text_20_body"><draw:frame><draw:image xlink:href="Pictures/3.pdf" xlink:type="simple" xlink:show="embed" xlink:actuate="onLoad"/></draw:frame></text:p>
      <text:h text:style-name="Heading_20_3" text:outline-level="3">Eigenschaften</text:h>
      <text:p text:style-name="Definition_20_Term_20_Tight">Kennung</text:p>
      <text:p text:style-name="Definition_20_Definition_20_Tight">Zur eindeu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12">
        <text:list-item>
          <text:p text:style-name="P12">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
      <text:h text:style-name="Heading_20_3" text:outline-level="3">Beziehungen</text:h>
      <text:list text:style-name="L13">
        <text:list-item>
          <text:p text:style-name="P13">Jede Organisationen gehört zu einer Gebietskörperschaft.</text:p>
        </text:list-item>
        <text:list-item>
          <text:p text:style-name="P13">Personen können Organisationen angehören (<text:span text:style-name="T18">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p text:style-name="Text_20_body"><draw:frame><draw:image xlink:href="Pictures/4.pdf" xlink:type="simple" xlink:show="embed" xlink:actuate="onLoad"/></draw:frame></text:p>
      <text:h text:style-name="Heading_20_3" text:outline-level="3">Eigenschaften</text:h>
      <text:p text:style-name="Definition_20_Term_20_Tight">Eindeutige 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9">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ggf. Uhrzeit des Anfangszeitpunkts der Sitzung</text:p>
      <text:p text:style-name="Definition_20_Term_20_Tight">Ende</text:p>
      <text:p text:style-name="Definition_20_Definition_20_Tight"><text:span text:style-name="T20">Optional</text:span>. Datum und Uhrzeit vom Ende der Sitzung</text:p>
      <text:h text:style-name="Heading_20_3" text:outline-level="3">Beziehungen</text:h>
      <text:list text:style-name="L14">
        <text:list-item>
          <text:p text:style-name="P14">Sitzungen sind grundsätzlich genau einem Gremium zugeordnet.</text:p>
        </text:list-item>
        <text:list-item>
          <text:p text:style-name="P14">Personen sind Sitzungen zugeordnet, um die Teilnahme an der Sitzung auszudrücken.</text:p>
        </text:list-item>
        <text:list-item>
          <text:p text:style-name="P14">Dokumente können vom Typ "Sitzung" <text:span text:style-name="T21">optional</text:span> zu mehreren Zwecken referenziert werden:</text:p>
          <text:list text:style-name="L15">
            <text:list-item>
              <text:p text:style-name="P15">Zum Verweis auf die Einladung zur Sitzung</text:p>
            </text:list-item>
            <text:list-item>
              <text:p text:style-name="P15">Zum Verweis auf das Ergebnisprotokoll zur Sitzung</text:p>
            </text:list-item>
            <text:list-item>
              <text:p text:style-name="P15">Zum Verweis auf das Wortprotokoll zur Sitzung</text:p>
            </text:list-item>
          </text:list>
        </text:list-item>
        <text:list-item>
          <text:p text:style-name="P14">Weiterhin können Sitzungen beliebige weitere Dokumente, die keine eigenständigen Drucksachen sind, referenzieren.</text:p>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p text:style-name="Text_20_body"><draw:frame><draw:image xlink:href="Pictures/5.pdf" xlink:type="simple" xlink:show="embed" xlink:actuate="onLoad"/></draw:frame></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22">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6">
        <text:list-item>
          <text:p text:style-name="P16">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7">
        <text:list-item>
          <text:p text:style-name="P17">Jeder Tagesordnungspunkt gehört zu einer Sitzung.</text:p>
        </text:list-item>
        <text:list-item>
          <text:p text:style-name="P17">Es können mehrere Objekte vom Typ "Stimmabgabe" referenziert werden, um das Abstimmungsverhalten von Fraktionen oder Einzelpersonen zu dokumentieren.</text:p>
        </text:list-item>
        <text:list-item>
          <text:p text:style-name="P17">Es können Personen referenziert werden, die während der Abstimmung zu diesem Tagesordnungspunkt <text:span text:style-name="T23">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p text:style-name="Text_20_body"><draw:frame><draw:image xlink:href="Pictures/6.pdf" xlink:type="simple" xlink:show="embed" xlink:actuate="onLoad"/></draw:frame></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8">
        <text:list-item>
          <text:p text:style-name="P18">Jede Stimmabgabe gehört zu genau einem Tagesordnungspunkt.</text:p>
        </text:list-item>
        <text:list-item>
          <text:p text:style-name="P18">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draw:image xlink:href="Pictures/7.pdf" xlink:type="simple" xlink:show="embed" xlink:actuate="onLoad"/></draw:frame></text:p>
      <text:p text:style-name="Text_20_body">Jede Drucksache ist über die Eigenschaft "Typ" als eine der folgenden Arten von Drucksachen gekennzeichnet:</text:p>
      <text:list text:style-name="L19">
        <text:list-item>
          <text:p text:style-name="P19"><text:span text:style-name="T24">Beschlussvorlage</text:span>: Entscheidungsvorschlag der Verwaltung</text:p>
        </text:list-item>
        <text:list-item>
          <text:p text:style-name="P19"><text:span text:style-name="T25">Antrag</text:span>: Entscheidungsvorschlag einer Fraktionen bzw. mehrerer Fraktionen oder einer/mehrerer Einzelperson/en</text:p>
        </text:list-item>
        <text:list-item>
          <text:p text:style-name="P19"><text:span text:style-name="T26">Anfrage</text:span>: Frage(n) einer oder mehrerer Fraktion oder Einzelpersonen an die Verwaltung</text:p>
        </text:list-item>
        <text:list-item>
          <text:p text:style-name="P19"><text:span text:style-name="T27">Mitteilung</text:span><text:span text:style-name="T28">/</text:span><text:span text:style-name="T29">Stellungnahme</text:span><text:span text:style-name="T30"> </text:span><text:span text:style-name="T31">der</text:span><text:span text:style-name="T32"> </text:span><text:span text:style-name="T33">Verwaltung</text:span>: Eine Information der Verwaltung an einzelne oder mehrere Gremien. Darunter fallen nicht Beantwortungen von Anfragen.</text:p>
        </text:list-item>
        <text:list-item>
          <text:p text:style-name="P19"><text:span text:style-name="T34">Beantwortung</text:span><text:span text:style-name="T35"> </text:span><text:span text:style-name="T36">einer</text:span><text:span text:style-name="T37"> </text:span><text:span text:style-name="T38">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text:p>
      <text:p text:style-name="Definition_20_Definition_20_Tight">Datum der Veröffentlichung</text:p>
      <text:p text:style-name="Definition_20_Term_20_Tight">Typ</text:p>
      <text:p text:style-name="Definition_20_Definition_20_Tight">Art der Drucksache (Erläuterung siehe oben)</text:p>
      <text:h text:style-name="Heading_20_3" text:outline-level="3">Beziehungen</text:h>
      <text:list text:style-name="L20">
        <text:list-item>
          <text:p text:style-name="P20">Es muss genau ein <text:span text:style-name="T39">Hauptdokument</text:span> (Objekttyp "Dokument") referenziert werden.</text:p>
        </text:list-item>
        <text:list-item>
          <text:p text:style-name="P20">Es können beliebig viele weitere Dokumente referenziert werden, die als nachgeordnete <text:span text:style-name="T40">Anlagen</text:span> zur Drucksache verstanden werden.</text:p>
        </text:list-item>
        <text:list-item>
          <text:p text:style-name="P20">Es kann ein <text:span text:style-name="T41">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20">Drucksachen können <text:span text:style-name="T42">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20">Es können beliebig viele <text:span text:style-name="T43">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20">Beim Drucksachen-Typ "Beantwortung einer Anfrage" ist die Drucksache zu referenzieren, die die ursprüngliche <text:span text:style-name="T44">Anfrage</text:span> beinhaltet.</text:p>
        </text:list-item>
        <text:list-item>
          <text:p text:style-name="P20">Drucksachen können zu beliebig vielen Tagesordnungspunkten in Beziehung stehen, um die <text:span text:style-name="T45">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p text:style-name="Text_20_body"><draw:frame><draw:image xlink:href="Pictures/8.pdf" xlink:type="simple" xlink:show="embed" xlink:actuate="onLoad"/></draw:frame></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 Textdokument handelt.</text:p>
      <text:h text:style-name="Heading_20_3" text:outline-level="3">Beziehungen</text:h>
      <text:list text:style-name="L21">
        <text:list-item>
          <text:p text:style-name="P21">Dokumente gehören zwingend zu einer <text:span text:style-name="T46">Drucksache</text:span>, optional auch zu mehreren. Ein Dokument kann entweder als Hauptdokument einer Drucksache oder als Anlage eingestuft sein.</text:p>
        </text:list-item>
        <text:list-item>
          <text:p text:style-name="P21">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p text:style-name="Text_20_body"><draw:frame><draw:image xlink:href="Pictures/9.pdf" xlink:type="simple" xlink:show="embed" xlink:actuate="onLoad"/></draw:frame></text:p>
      <text:h text:style-name="Heading_20_3" text:outline-level="3">Eigenschaften</text:h>
      <text:p text:style-name="Definition_20_Term_20_Tight">Textanabe</text:p>
      <text:p text:style-name="Definition_20_Definition_20_Tight"><text:span text:style-name="T47">Optional</text:span><text:span text:style-name="T48">.</text:span> Textliche Beschreibung eines Orts, z.B. in Form einer Adresse</text:p>
      <text:p text:style-name="Definition_20_Term_20_Tight">Koordinaten</text:p>
      <text:p text:style-name="Definition_20_Definition_20_Tight"><text:span text:style-name="T49">Optional</text:span><text:span text:style-name="T50">.</text:span> Längen- und Breitenangabe des Orts im WGS-84-System [11]</text:p>
      <text:h text:style-name="Heading_20_3" text:outline-level="3">Beziehungen</text:h>
      <text:list text:style-name="L22">
        <text:list-item>
          <text:p text:style-name="P22">Orte können mit Drucksachen in Verbindung steh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